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/>
    </style:style>
    <style:style style:name="P6" style:family="paragraph" style:parent-style-name="Standard" style:list-style-name="WW8Num2">
      <style:text-properties style:font-name="Arial" style:font-name-complex="Arial"/>
    </style:style>
    <style:style style:name="P7" style:family="paragraph" style:parent-style-name="Standard" style:list-style-name="WW8Num5">
      <style:text-properties style:font-name="Arial" style:font-name-complex="Arial"/>
    </style:style>
    <style:style style:name="P8" style:family="paragraph" style:parent-style-name="Standard" style:list-style-name="WW8Num4">
      <style:text-properties style:font-name="Arial" fo:font-weight="bold" style:font-weight-asian="bold" style:font-name-complex="Arial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 Case UC3: Create and update user profile</text:p>
      <text:p text:style-name="P3"/>
      <text:p text:style-name="P1"/>
      <text:p text:style-name="Standard"><text:span text:style-name="T1">Scope : </text:span><text:span text:style-name="T2">anucana system</text:span></text:p>
      <text:p text:style-name="P1"/>
      <text:p text:style-name="Standard"><text:span text:style-name="T1">Level ( user-goal / sub-function ) :</text:span><text:span text:style-name="T2"> user-goal</text:span></text:p>
      <text:p text:style-name="P1"/>
      <text:p text:style-name="Standard"><text:span text:style-name="T1">Primary Actor : </text:span><text:span text:style-name="T2">Community Moderator</text:span></text:p>
      <text:p text:style-name="P1"/>
      <text:p text:style-name="P1">Stakeholder and Interests : </text:p>
      <text:list xml:id="list2873615618191571787" text:style-name="WW8Num2">
        <text:list-item>
          <text:p text:style-name="P6">None as its a ease of use feature.</text:p>
        </text:list-item>
      </text:list>
      <text:p text:style-name="P1"/>
      <text:p text:style-name="Standard"><text:span text:style-name="T1">Preconditions : </text:span><text:span text:style-name="T2">User is authenticated and authorized to see the the anucana dashboard</text:span></text:p>
      <text:p text:style-name="P1"/>
      <text:p text:style-name="P1">Success Guarantee ( or Post Conditions ) : </text:p>
      <text:p text:style-name="P1"/>
      <text:p text:style-name="P1">Main Success Scenario (or Basic Flow ):</text:p>
      <text:list xml:id="list1598976152264477174" text:style-name="WW8Num4">
        <text:list-header>
          <text:p text:style-name="P8"/>
        </text:list-header>
      </text:list>
      <text:p text:style-name="P1"/>
      <text:p text:style-name="P1"/>
      <text:p text:style-name="P1"/>
      <text:p text:style-name="P1"/>
      <text:p text:style-name="P1">Extensions ( or Alternative Flows ):</text:p>
      <text:p text:style-name="P4"/>
      <text:p text:style-name="P1"/>
      <text:p text:style-name="P1">Special Requirements:</text:p>
      <text:list xml:id="list4152104221681902551" text:style-name="WW8Num5">
        <text:list-header>
          <text:p text:style-name="P7"/>
        </text:list-header>
      </text:list>
      <text:p text:style-name="P1"/>
      <text:p text:style-name="P1"/>
      <text:p text:style-name="P1">Technology and Data Variations List:</text:p>
      <text:p text:style-name="P1"/>
      <text:p text:style-name="Standard"><text:span text:style-name="T1">Frequency of Occurrence: </text:span><text:span text:style-name="T2">Could be nearly continuous.</text:span></text:p>
      <text:p text:style-name="P1"/>
      <text:p text:style-name="P1">Open Issues :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vind Srivastava</meta:initial-creator>
    <meta:creation-date>2013-11-11T19:11:29.57</meta:creation-date>
    <dc:date>2013-11-18T02:45:49.55</dc:date>
    <dc:creator>Arvind Srivastava</dc:creator>
    <meta:editing-duration>PT51M11S</meta:editing-duration>
    <meta:editing-cycles>10</meta:editing-cycles>
    <meta:generator>OpenOffice/4.0.1$Win32 OpenOffice.org_project/401m5$Build-9714</meta:generator>
    <meta:document-statistic meta:table-count="0" meta:image-count="0" meta:object-count="0" meta:page-count="1" meta:paragraph-count="14" meta:word-count="89" meta:character-count="536"/>
  </office:meta>
</office:document-meta>
</file>